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9c22" officeooo:paragraph-rsid="000d9c2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officeooo:rsid="000d9c22" officeooo:paragraph-rsid="000d9c22" style:font-size-asian="10.5pt" style:font-size-complex="12pt"/>
    </style:style>
    <style:style style:name="P3" style:family="paragraph" style:parent-style-name="Standard">
      <style:text-properties fo:font-size="12pt" officeooo:rsid="000ecae7" officeooo:paragraph-rsid="000ecae7" style:font-size-asian="10.5pt" style:font-size-complex="12pt"/>
    </style:style>
    <style:style style:name="P4" style:family="paragraph" style:parent-style-name="Standard">
      <style:text-properties fo:font-size="12pt" fo:font-weight="bold" officeooo:rsid="000ecae7" officeooo:paragraph-rsid="000ecae7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ecae7" officeooo:paragraph-rsid="000ecae7" style:font-size-asian="10.5pt" style:font-weight-asian="normal" style:font-size-complex="12pt" style:font-weight-complex="normal"/>
    </style:style>
    <style:style style:name="T1" style:family="text">
      <style:text-properties officeooo:rsid="000f7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e Classes</text:p>
      <text:p text:style-name="P2"/>
      <text:p text:style-name="P2">Design Principles</text:p>
      <text:p text:style-name="P2"><text:tab/>AU<text:tab/>4021<text:tab/>Analog Integrated Circuits</text:p>
      <text:p text:style-name="P2"><text:tab/>AU<text:tab/>5020<text:tab/>Mixed Signal VLSI</text:p>
      <text:p text:style-name="P2"><text:tab/>AU<text:tab/>5025<text:tab/>Power Electronics</text:p>
      <text:p text:style-name="P2"><text:tab/>SP<text:tab/>5027<text:tab/>Microwave Electronics</text:p>
      <text:p text:style-name="P2"><text:tab/>SP<text:tab/>5120<text:tab/>Integrated Circuits Test and Measurement</text:p>
      <text:p text:style-name="P2"/>
      <text:p text:style-name="P2">Design Applications (Post-4021)</text:p>
      <text:p text:style-name="P2"><text:tab/>SP<text:tab/>5021<text:tab/>Analog Integrated Circuits II</text:p>
      <text:p text:style-name="P2"><text:tab/>AU<text:tab/>5022<text:tab/>RF Integrated Circuits</text:p>
      <text:p text:style-name="P2"><text:tab/>SP<text:tab/>5023<text:tab/>Data Converters and Phase-Locked Loops</text:p>
      <text:p text:style-name="P2"><text:tab/>SP<text:tab/>5227<text:tab/>Power Management</text:p>
      <text:p text:style-name="P2"><text:tab/></text:p>
      <text:p text:style-name="P3">Advanced Design (Post-5022)</text:p>
      <text:p text:style-name="P3"><text:tab/>AU<text:tab/>7022<text:tab/>Adv. RF Integrated Circuits</text:p>
      <text:p text:style-name="P3"/>
      <text:p text:style-name="P3">Advanced Design (Post-5020)</text:p>
      <text:p text:style-name="P3"><text:tab/>SP<text:tab/>7023<text:tab/>High Speed Interface Circuits</text:p>
      <text:p text:style-name="P3"><text:tab/>SP<text:tab/>7821<text:tab/>Mixed Signal Verification and CAD</text:p>
      <text:p text:style-name="P3"/>
      <text:p text:style-name="P3">Advanced Design (Post-5027<text:tab/>)</text:p>
      <text:p text:style-name="P3"><text:tab/>AU<text:tab/>7822<text:tab/>Nonlinear Microwave Circuits</text:p>
      <text:p text:style-name="P3"/>
      <text:p text:style-name="P3"><text:tab/></text:p>
      <text:p text:style-name="P2"/>
      <text:p text:style-name="P2"/>
      <text:p text:style-name="P3">Design jobs require at least a masters</text:p>
      <text:p text:style-name="P3"/>
      <text:p text:style-name="P3">Research dudes require PhD</text:p>
      <text:p text:style-name="P3"/>
      <text:p text:style-name="P4">Hardware Designer doesn’t create components, it puts components together to form a working system.</text:p>
      <text:p text:style-name="P4"/>
      <text:p text:style-name="P5">Bachelor</text:p>
      <text:p text:style-name="P5"><text:tab/>Validation</text:p>
      <text:p text:style-name="P5"><text:tab/>Product development</text:p>
      <text:p text:style-name="P5"><text:tab/>FPGA engineering roles</text:p>
      <text:p text:style-name="P5"/>
      <text:p text:style-name="P5">Master</text:p>
      <text:p text:style-name="P5"><text:tab/><text:span text:style-name="T1">Digital design</text:span></text:p>
      <text:p text:style-name="P5"><text:tab/></text:p>
      <text:p text:style-name="P5">PhD</text:p>
      <text:p text:style-name="P5"><text:tab/><text:span text:style-name="T1">Research</text:span></text:p>
      <text:p text:style-name="P5"/>
      <text:p text:style-name="P5">You can get funded to do a PhD. Prove yourself worth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6:16:40.203700607</meta:creation-date>
    <dc:date>2024-03-26T11:30:18.234027632</dc:date>
    <meta:editing-duration>PT5M15S</meta:editing-duration>
    <meta:editing-cycles>1</meta:editing-cycles>
    <meta:document-statistic meta:table-count="0" meta:image-count="0" meta:object-count="0" meta:page-count="1" meta:paragraph-count="34" meta:word-count="136" meta:character-count="918" meta:non-whitespace-character-count="792"/>
    <meta:generator>LibreOffice/7.3.7.2$Linux_X86_64 LibreOffice_project/30$Build-2</meta:generator>
  </office:meta>
</office:document-meta>
</file>